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normal" officeooo:paragraph-rsid="001a298c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Preformatted_20_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8e2d8" officeooo:paragraph-rsid="0028d41a" style:font-name-asian="Times New Roman1" style:font-size-asian="14pt" style:font-name-complex="Times New Roman1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220ec1" officeooo:paragraph-rsid="001cf517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text-underline-style="none" fo:font-weight="normal" officeooo:rsid="00220ec1" officeooo:paragraph-rsid="00220ec1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7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9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0" style:family="paragraph" style:parent-style-name="Preformatted_20_Text"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paragraph-rsid="001cf517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8e2d8" officeooo:paragraph-rsid="0028d41a" style:font-name-asian="Times New Roman1" style:font-size-asian="14pt" style:font-name-complex="Times New Roman1" style:font-size-complex="14pt"/>
    </style:style>
    <style:style style:name="P2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6f29b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041f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8041f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4" style:family="text">
      <style:text-properties officeooo:rsid="0028d41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 (национальный исследовательский университет)</text:p>
      <text:p text:style-name="P5"/>
      <text:p text:style-name="P16">Институт информационных технологий и прикладной математики </text:p>
      <text:p text:style-name="P16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9">О</text:span><text:span text:style-name="T7">перационные системы" №</text:span><text:span text:style-name="T8">8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1">Студент: </text:span><text:span text:style-name="T2">Кострюков Е.</text:span><text:span text:style-name="T5">С.</text:span></text:p>
      <text:p text:style-name="P6">Преподаватель: Миронов Е.С.</text:p>
      <text:p text:style-name="P6">Группа: М8О-207Б-22</text:p>
      <text:p text:style-name="P19"><text:span text:style-name="T1">Дата:</text:span><text:span text:style-name="T2"> </text:span><text:span text:style-name="T4">2</text:span><text:span text:style-name="T6">9</text:span><text:span text:style-name="T2">.</text:span><text:span text:style-name="T4">1</text:span><text:span text:style-name="T6">2</text:span><text:span text:style-name="T2">.202</text:span><text:span text:style-name="T3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738_2004454639" text:style-name="Index_20_Link" text:visited-style-name="Index_20_Link">Цель работы<text:tab/>3</text:a></text:p>
          <text:p text:style-name="P17"><text:a xlink:type="simple" xlink:href="#__RefHeading__740_2004454639" text:style-name="Index_20_Link" text:visited-style-name="Index_20_Link">Постановка задачи<text:tab/>3</text:a></text:p>
          <text:p text:style-name="P17"><text:a xlink:type="simple" xlink:href="#__RefHeading__744_2004454639" text:style-name="Index_20_Link" text:visited-style-name="Index_20_Link">Общие сведения о программе<text:tab/>3</text:a></text:p>
          <text:p text:style-name="P17"><text:a xlink:type="simple" xlink:href="#__RefHeading__746_2004454639" text:style-name="Index_20_Link" text:visited-style-name="Index_20_Link">Пример использования strace<text:tab/>3</text:a></text:p>
          <text:p text:style-name="P17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text:style-name="Outline">
        <text:list-item>
          <text:h text:style-name="P26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2">Приобретение практических навыков диагностики работы программного обеспечения.</text:p>
      <text:list text:continue-numbering="true" text:style-name="Outline">
        <text:list-item>
          <text:h text:style-name="P27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3"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</text:p>
      <text:p text:style-name="P13">По итогам выполнения всех лабораторных работ отчет по данной ЛР должен содержать краткую сводку по исследованию написанных программ.</text:p>
      <text:list text:continue-numbering="true" text:style-name="Outline">
        <text:list-header>
          <text:h text:style-name="P27" text:outline-level="1" text:is-list-header="true"/>
        </text:list-header>
        <text:list-item>
          <text:h text:style-name="P27" text:outline-level="1"><text:bookmark-start text:name="__RefHeading__744_2004454639"/><text:bookmark text:name="Bookmark3"/>Общие сведения о программе<text:bookmark-end text:name="__RefHeading__744_2004454639"/></text:h>
        </text:list-item>
      </text:list>
      <text:p text:style-name="P15">Strace - это утилита для отслеживания системных вызовов и сигналов,</text:p>
      <text:p text:style-name="P15">которые исполняет процесс. Она позволяет наблюдать взаимодействие процесса</text:p>
      <text:p text:style-name="P15">с операционной системой, что может быть полезным для отладки, анализа</text:p>
      <text:p text:style-name="P15">производительности и выявления проблем. Основные возможности strace</text:p>
      <text:p text:style-name="P15">включают в себя вывод информации о системных вызовах, сигналах,</text:p>
      <text:p text:style-name="P15">изменениях регистров, а также печать времени выполнения каждого системного</text:p>
      <text:p text:style-name="P15">вызова.</text:p>
      <text:list text:continue-numbering="true" text:style-name="Outline">
        <text:list-item>
          <text:h text:style-name="P27" text:outline-level="1"><text:bookmark-start text:name="__RefHeading__746_2004454639"/><text:bookmark text:name="Bookmark4"/>Пример использования <text:span text:style-name="T14">strace</text:span><text:bookmark-end text:name="__RefHeading__746_2004454639"/></text:h>
        </text:list-item>
      </text:list>
      <text:p text:style-name="P10">Действие утилиты продемонстрировано на примере лабораторной работы №<text:span text:style-name="T14">3</text:span></text:p>
      <text:p text:style-name="Preformatted_20_Text"><text:span text:style-name="T11">-----------------------------------------------------------<text:line-break/></text:span><text:span text:style-name="T12">strace ./parent &lt; test.txt</text:span></text:p>
      <text:p text:style-name="P11">execve("./parent", ["./parent"], 0x7ffcb70bf6a0 /* 78 vars */) = 0</text:p>
      <text:p text:style-name="P11">brk(NULL) <text:s text:c="30"/>= 0x55e8e168c000</text:p>
      <text:p text:style-name="P11">arch_prctl(0x3001 /* ARCH_??? */, 0x7ffd2ceb72f0) = -1 EINVAL (Недопустимый аргумент)</text:p>
      <text:p text:style-name="P11">mmap(NULL, 8192, PROT_READ|PROT_WRITE, MAP_PRIVATE|MAP_ANONYMOUS, -1, 0) = 0x7f80d5e1d000</text:p>
      <text:p text:style-name="P11">access("/etc/ld.so.preload", R_OK) <text:s text:c="5"/>= -1 ENOENT (Нет такого файла или каталога)</text:p>
      <text:p text:style-name="P11">openat(AT_FDCWD, "/etc/ld.so.cache", O_RDONLY|O_CLOEXEC) = 3</text:p>
      <text:p text:style-name="P11"><text:soft-page-break/>newfstatat(3, "", {st_mode=S_IFREG|0644, st_size=74601, ...}, AT_EMPTY_PATH) = 0</text:p>
      <text:p text:style-name="P11">mmap(NULL, 74601, PROT_READ, MAP_PRIVATE, 3, 0) = 0x7f80d5e0a000</text:p>
      <text:p text:style-name="P11">close(3) <text:s text:c="31"/>= 0</text:p>
      <text:p text:style-name="P11">openat(AT_FDCWD, "/lib/x86_64-linux-gnu/libc.so.6", O_RDONLY|O_CLOEXEC) = 3</text:p>
      <text:p text:style-name="P11">read(3, "\177ELF\2\1\1\3\0\0\0\0\0\0\0\0\3\0&gt;\0\1\0\0\0\220\202\2\0\0\0\0\0"..., 832) = 832</text:p>
      <text:p text:style-name="P11">pread64(3, "\6\0\0\0\4\0\0\0@\0\0\0\0\0\0\0@\0\0\0\0\0\0\0@\0\0\0\0\0\0\0"..., 784, 64) = 784</text:p>
      <text:p text:style-name="P20"><text:span text:style-name="T13">newfstatat(3, "", {st_mode=S_IFREG|0755, st_size=2105184, ...}, AT_EMPTY_PATH) = 0</text:span></text:p>
      <text:p text:style-name="P11">pread64(3, "\6\0\0\0\4\0\0\0@\0\0\0\0\0\0\0@\0\0\0\0\0\0\0@\0\0\0\0\0\0\0"..., 784, 64) = 784</text:p>
      <text:p text:style-name="P11">mmap(NULL, 2150256, PROT_READ, MAP_PRIVATE|MAP_DENYWRITE, 3, 0) = 0x7f80d5a00000</text:p>
      <text:p text:style-name="P11">mmap(0x7f80d5a26000, 1568768, PROT_READ|PROT_EXEC, MAP_PRIVATE|MAP_FIXED|MAP_DENYWRITE, 3, 0x26000) = 0x7f80d5a26000</text:p>
      <text:p text:style-name="P11">mmap(0x7f80d5ba5000, 348160, PROT_READ, MAP_PRIVATE|MAP_FIXED|MAP_DENYWRITE, 3, 0x1a5000) = 0x7f80d5ba5000</text:p>
      <text:p text:style-name="P11">mmap(0x7f80d5bfa000, 24576, PROT_READ|PROT_WRITE, MAP_PRIVATE|MAP_FIXED|MAP_DENYWRITE, 3, 0x1f9000) = 0x7f80d5bfa000</text:p>
      <text:p text:style-name="P11">mmap(0x7f80d5c00000, 53104, PROT_READ|PROT_WRITE, MAP_PRIVATE|MAP_FIXED|MAP_ANONYMOUS, -1, 0) = 0x7f80d5c00000</text:p>
      <text:p text:style-name="P11">close(3) <text:s text:c="31"/>= 0</text:p>
      <text:p text:style-name="P11">mmap(NULL, 12288, PROT_READ|PROT_WRITE, MAP_PRIVATE|MAP_ANONYMOUS, -1, 0) = 0x7f80d5e07000</text:p>
      <text:p text:style-name="P11">arch_prctl(ARCH_SET_FS, 0x7f80d5e07740) = 0</text:p>
      <text:p text:style-name="P11">set_tid_address(0x7f80d5e07a10) <text:s text:c="8"/>= 29806</text:p>
      <text:p text:style-name="P11">set_robust_list(0x7f80d5e07a20, 24) <text:s text:c="4"/>= 0</text:p>
      <text:p text:style-name="P11">rseq(0x7f80d5e08060, 0x20, 0, 0x53053053) = 0</text:p>
      <text:p text:style-name="P11">mprotect(0x7f80d5bfa000, 16384, PROT_READ) = 0</text:p>
      <text:p text:style-name="P11">mprotect(0x55e8e07b9000, 4096, PROT_READ) = 0</text:p>
      <text:p text:style-name="P11">mprotect(0x7f80d5e54000, 8192, PROT_READ) = 0</text:p>
      <text:p text:style-name="P11">prlimit64(0, RLIMIT_STACK, NULL, {rlim_cur=8192*1024, rlim_max=RLIM64_INFINITY}) = 0</text:p>
      <text:p text:style-name="P11">munmap(0x7f80d5e0a000, 74601) <text:s text:c="10"/>= 0</text:p>
      <text:p text:style-name="P11">newfstatat(1, "", {st_mode=S_IFCHR|0620, st_rdev=makedev(0x88, 0x3), ...}, AT_EMPTY_PATH) = 0</text:p>
      <text:p text:style-name="P11">getrandom("\x0c\x7d\xd7\x5b\x6c\xbf\x17\xba", 8, GRND_NONBLOCK) = 8</text:p>
      <text:p text:style-name="P11">brk(NULL) <text:s text:c="30"/>= 0x55e8e168c000</text:p>
      <text:p text:style-name="P11"><text:soft-page-break/>brk(0x55e8e16ad000) <text:s text:c="20"/>= 0x55e8e16ad000</text:p>
      <text:p text:style-name="P11">newfstatat(0, "", {st_mode=S_IFREG|0664, st_size=292, ...}, AT_EMPTY_PATH) = 0</text:p>
      <text:p text:style-name="P11">read(0, "first.txt\nsecond.txt\nRussia, our"..., 4096) = 292</text:p>
      <text:p text:style-name="P11">openat(AT_FDCWD, "/dev/shm/mmaped_file_1", O_RDWR|O_CREAT|O_NOFOLLOW|O_CLOEXEC, 0666) = 3</text:p>
      <text:p text:style-name="P11">openat(AT_FDCWD, "/dev/shm/mmaped_file_2", O_RDWR|O_CREAT|O_NOFOLLOW|O_CLOEXEC, 0666) = 4</text:p>
      <text:p text:style-name="P11">ftruncate(3, 1000) <text:s text:c="21"/>= 0</text:p>
      <text:p text:style-name="P11">ftruncate(4, 1000) <text:s text:c="21"/>= 0</text:p>
      <text:p text:style-name="P20"><text:span text:style-name="T13">mmap(NULL, 1000, PROT_READ|PROT_WRITE, MAP_SHARED, 3, 0) = 0x7f80d5e1c000</text:span></text:p>
      <text:p text:style-name="P11">mmap(NULL, 1000, PROT_READ|PROT_WRITE, MAP_SHARED, 4, 0) = 0x7f80d5e1b000</text:p>
      <text:p text:style-name="P11">openat(AT_FDCWD, "/dev/shm/sem.semaphoreOne", O_RDWR|O_NOFOLLOW|O_CLOEXEC) = -1 ENOENT (Нет такого файла или каталога)</text:p>
      <text:p text:style-name="P11">getrandom("\xb7\xdf\x3d\xf7\x8b\x2e\x37\xc9", 8, GRND_NONBLOCK) = 8</text:p>
      <text:p text:style-name="P11">newfstatat(AT_FDCWD, "/dev/shm/sem.TThZCJ", 0x7ffd2ceb6740, AT_SYMLINK_NOFOLLOW) = -1 ENOENT (Нет такого файла или каталога)</text:p>
      <text:p text:style-name="P11">openat(AT_FDCWD, "/dev/shm/sem.TThZCJ", O_RDWR|O_CREAT|O_EXCL|O_NOFOLLOW|O_CLOEXEC, 0666) = 5</text:p>
      <text:p text:style-name="P11">write(5, "\0\0\0\0\0\0\0\0\200\0\0\0\0\0\0\0\0\0\0\0\0\0\0\0\0\0\0\0\0\0\0\0", 32) = 32</text:p>
      <text:p text:style-name="P11">mmap(NULL, 32, PROT_READ|PROT_WRITE, MAP_SHARED, 5, 0) = 0x7f80d5e1a000</text:p>
      <text:p text:style-name="P11">link("/dev/shm/sem.TThZCJ", "/dev/shm/sem.semaphoreOne") = 0</text:p>
      <text:p text:style-name="P11">newfstatat(5, "", {st_mode=S_IFREG|0664, st_size=32, ...}, AT_EMPTY_PATH) = 0</text:p>
      <text:p text:style-name="P11">unlink("/dev/shm/sem.TThZCJ") <text:s text:c="10"/>= 0</text:p>
      <text:p text:style-name="P11">close(5) <text:s text:c="31"/>= 0</text:p>
      <text:p text:style-name="P11">openat(AT_FDCWD, "/dev/shm/sem.semaphoreTwo", O_RDWR|O_NOFOLLOW|O_CLOEXEC) = -1 ENOENT (Нет такого файла или каталога)</text:p>
      <text:p text:style-name="P11">getrandom("\xfe\x66\x2c\xc6\x89\x42\xf5\xb7", 8, GRND_NONBLOCK) = 8</text:p>
      <text:p text:style-name="P11">newfstatat(AT_FDCWD, "/dev/shm/sem.mXhTw6", 0x7ffd2ceb6740, AT_SYMLINK_NOFOLLOW) = -1 ENOENT (Нет такого файла или каталога)</text:p>
      <text:p text:style-name="P11">openat(AT_FDCWD, "/dev/shm/sem.mXhTw6", O_RDWR|O_CREAT|O_EXCL|O_NOFOLLOW|O_CLOEXEC, 0666) = 5</text:p>
      <text:p text:style-name="P11">write(5, "\0\0\0\0\0\0\0\0\200\0\0\0\0\0\0\0\0\0\0\0\0\0\0\0\0\0\0\0\0\0\0\0", 32) = 32</text:p>
      <text:p text:style-name="P11">mmap(NULL, 32, PROT_READ|PROT_WRITE, MAP_SHARED, 5, 0) = 0x7f80d5e19000</text:p>
      <text:p text:style-name="P11">link("/dev/shm/sem.mXhTw6", "/dev/shm/sem.semaphoreTwo") = 0</text:p>
      <text:p text:style-name="P11">newfstatat(5, "", {st_mode=S_IFREG|0664, st_size=32, ...}, AT_EMPTY_PATH) = 0</text:p>
      <text:p text:style-name="P11">unlink("/dev/shm/sem.mXhTw6") <text:s text:c="10"/>= 0</text:p>
      <text:p text:style-name="P11"><text:soft-page-break/>close(5) <text:s text:c="31"/>= 0</text:p>
      <text:p text:style-name="P11">openat(AT_FDCWD, "/dev/shm/sem.semaphoresForParentOne", O_RDWR|O_NOFOLLOW|O_CLOEXEC) = -1 ENOENT (Нет такого файла или каталога)</text:p>
      <text:p text:style-name="P11">getrandom("\x61\xb1\x4e\x3c\x5a\xd8\x25\x4d", 8, GRND_NONBLOCK) = 8</text:p>
      <text:p text:style-name="P11">newfstatat(AT_FDCWD, "/dev/shm/sem.7L8oHH", 0x7ffd2ceb6740, AT_SYMLINK_NOFOLLOW) = -1 ENOENT (Нет такого файла или каталога)</text:p>
      <text:p text:style-name="P11">openat(AT_FDCWD, "/dev/shm/sem.7L8oHH", O_RDWR|O_CREAT|O_EXCL|O_NOFOLLOW|O_CLOEXEC, 0666) = 5</text:p>
      <text:p text:style-name="P11">write(5, "\1\0\0\0\0\0\0\0\200\0\0\0\0\0\0\0\0\0\0\0\0\0\0\0\0\0\0\0\0\0\0\0", 32) = 32</text:p>
      <text:p text:style-name="P20"><text:span text:style-name="T13">mmap(NULL, 32, PROT_READ|PROT_WRITE, MAP_SHARED, 5, 0) = 0x7f80d5e18000</text:span></text:p>
      <text:p text:style-name="P11">link("/dev/shm/sem.7L8oHH", "/dev/shm/sem.semaphoresForParentOne") = 0</text:p>
      <text:p text:style-name="P11">newfstatat(5, "", {st_mode=S_IFREG|0664, st_size=32, ...}, AT_EMPTY_PATH) = 0</text:p>
      <text:p text:style-name="P11">unlink("/dev/shm/sem.7L8oHH") <text:s text:c="10"/>= 0</text:p>
      <text:p text:style-name="P11">close(5) <text:s text:c="31"/>= 0</text:p>
      <text:p text:style-name="P11">openat(AT_FDCWD, "/dev/shm/sem.semaphoresForParentTwo", O_RDWR|O_NOFOLLOW|O_CLOEXEC) = -1 ENOENT (Нет такого файла или каталога)</text:p>
      <text:p text:style-name="P11">getrandom("\x5a\xbd\xd0\xca\x1c\xe0\x26\xc8", 8, GRND_NONBLOCK) = 8</text:p>
      <text:p text:style-name="P11">newfstatat(AT_FDCWD, "/dev/shm/sem.CJBt3G", 0x7ffd2ceb6740, AT_SYMLINK_NOFOLLOW) = -1 ENOENT (Нет такого файла или каталога)</text:p>
      <text:p text:style-name="P11">openat(AT_FDCWD, "/dev/shm/sem.CJBt3G", O_RDWR|O_CREAT|O_EXCL|O_NOFOLLOW|O_CLOEXEC, 0666) = 5</text:p>
      <text:p text:style-name="P11">write(5, "\1\0\0\0\0\0\0\0\200\0\0\0\0\0\0\0\0\0\0\0\0\0\0\0\0\0\0\0\0\0\0\0", 32) = 32</text:p>
      <text:p text:style-name="P11">mmap(NULL, 32, PROT_READ|PROT_WRITE, MAP_SHARED, 5, 0) = 0x7f80d5e17000</text:p>
      <text:p text:style-name="P11">link("/dev/shm/sem.CJBt3G", "/dev/shm/sem.semaphoresForParentTwo") = 0</text:p>
      <text:p text:style-name="P11">newfstatat(5, "", {st_mode=S_IFREG|0664, st_size=32, ...}, AT_EMPTY_PATH) = 0</text:p>
      <text:p text:style-name="P11">unlink("/dev/shm/sem.CJBt3G") <text:s text:c="10"/>= 0</text:p>
      <text:p text:style-name="P11">close(5) <text:s text:c="31"/>= 0</text:p>
      <text:p text:style-name="P11">clone(child_stack=NULL, flags=CLONE_CHILD_CLEARTID|CLONE_CHILD_SETTID|SIGCHLD, child_tidptr=0x7f80d5e07a10) = 29807</text:p>
      <text:p text:style-name="P11">clone(child_stack=NULL, flags=CLONE_CHILD_CLEARTID|CLONE_CHILD_SETTID|SIGCHLD, child_tidptr=0x7f80d5e07a10) = 29808</text:p>
      <text:p text:style-name="P11">futex(0x7f80d5e18000, FUTEX_WAIT_BITSET|FUTEX_CLOCK_REALTIME, 0, NULL, FUTEX_BITSET_MATCH_ANY) = 0</text:p>
      <text:p text:style-name="P11">futex(0x7f80d5e18000, FUTEX_WAIT_BITSET|FUTEX_CLOCK_REALTIME, 0, NULL, FUTEX_BITSET_MATCH_ANY) = 0</text:p>
      <text:p text:style-name="P11">futex(0x7f80d5e17000, FUTEX_WAIT_BITSET|FUTEX_CLOCK_REALTIME, 0, NULL, FUTEX_BITSET_MATCH_ANY) = 0</text:p>
      <text:p text:style-name="P11">read(0, "", 4096) <text:s text:c="22"/>= 0</text:p>
      <text:p text:style-name="P11"><text:soft-page-break/>futex(0x7f80d5e17000, FUTEX_WAIT_BITSET|FUTEX_CLOCK_REALTIME, 0, NULL, FUTEX_BITSET_MATCH_ANY) = 0</text:p>
      <text:p text:style-name="P11">futex(0x7f80d5e17000, FUTEX_WAIT_BITSET|FUTEX_CLOCK_REALTIME, 0, NULL, FUTEX_BITSET_MATCH_ANY) = 0</text:p>
      <text:p text:style-name="P11">futex(0x7f80d5e1a000, FUTEX_WAKE, 1) <text:s text:c="3"/>= 1</text:p>
      <text:p text:style-name="P11">wait4(-1, NULL, 0, NULL) <text:s text:c="15"/>= 29807</text:p>
      <text:p text:style-name="P11">--- SIGCHLD {si_signo=SIGCHLD, si_code=CLD_EXITED, si_pid=29807, si_uid=1000, si_status=0, si_utime=0, si_stime=0} ---</text:p>
      <text:p text:style-name="P11">wait4(-1, NULL, 0, NULL) <text:s text:c="15"/>= 29808</text:p>
      <text:p text:style-name="P20"><text:span text:style-name="T13">--- SIGCHLD {si_signo=SIGCHLD, si_code=CLD_EXITED, si_pid=29808, si_uid=1000, si_status=0, si_utime=0, si_stime=0} ---</text:span></text:p>
      <text:p text:style-name="P11">munmap(0x7f80d5e1c000, 1000) <text:s text:c="11"/>= 0</text:p>
      <text:p text:style-name="P11">munmap(0x7f80d5e1b000, 1000) <text:s text:c="11"/>= 0</text:p>
      <text:p text:style-name="P11">unlink("/dev/shm/mmaped_file_1") <text:s text:c="7"/>= 0</text:p>
      <text:p text:style-name="P11">unlink("/dev/shm/mmaped_file_2") <text:s text:c="7"/>= 0</text:p>
      <text:p text:style-name="P11">munmap(0x7f80d5e1a000, 32) <text:s text:c="13"/>= 0</text:p>
      <text:p text:style-name="P11">munmap(0x7f80d5e19000, 32) <text:s text:c="13"/>= 0</text:p>
      <text:p text:style-name="P11">munmap(0x7f80d5e18000, 32) <text:s text:c="13"/>= 0</text:p>
      <text:p text:style-name="P11">munmap(0x7f80d5e17000, 32) <text:s text:c="13"/>= 0</text:p>
      <text:p text:style-name="P11">write(1, "\320\222\320\262\320\265\320\264\320\270\321\202\320\265 \320\270\320\274\321\217 \321\204\320\260\320\271\320\273\320\260"..., 184Введите имя файла для первого дочернего процесса: Введите имя файла для второго дочернего процесса: ) = 184</text:p>
      <text:p text:style-name="P11">exit_group(0) <text:s text:c="26"/>= ?</text:p>
      <text:p text:style-name="P11">+++ exited with 0 +++</text:p>
      <text:list text:continue-numbering="true" text:style-name="Outline">
        <text:list-item>
          <text:h text:style-name="P28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4">В ходе исследования утилиты strace можно сделать вывод, что она представляет собой мощный инструмент для отслеживания системных вызовов, которые выполняет программа. Strace позволяет наблюдать точки взаимодействия программы с операционной системой, показывая все системные вызовы, которые происходят в процессе выполнения программы.</text:p>
      <text:p text:style-name="P21"><text:span text:style-name="T10"/></text:p>
      <text:p text:style-name="P14">Одно из главных преимуществ strace заключается в возможности вывода результатов системных вызовов, что является чрезвычайно полезным при отладке программы. Путем анализа вывода strace можно выявить потенциальные проблемы взаимодействия программы с операционной системой, такие как некорректные системные вызовы, неожиданные ошибки или утечки ресурсов.</text:p>
      <text:p text:style-name="P21"><text:span text:style-name="T10"/></text:p>
      <text:p text:style-name="P14"><text:soft-page-break/>Strace также удобна для анализа процесса загрузки программы и работы с файлами. Вывод утилиты позволяет увидеть, какие файлы открываются и используются программой, и какие системные вызовы используются для работы с ними. Это может быть полезно при отладке проблем с чтением или записью данных из файл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9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4</meta:editing-cycles>
    <meta:creation-date>2022-10-30T13:40:00</meta:creation-date>
    <dc:date>2023-12-28T10:51:49.592743474</dc:date>
    <dc:language>ru-RU</dc:language>
    <meta:editing-duration>PT2H27M18S</meta:editing-duration>
    <meta:generator>LibreOffice/7.6.4.1$Linux_X86_64 LibreOffice_project/60$Build-1</meta:generator>
    <meta:document-statistic meta:table-count="0" meta:image-count="0" meta:object-count="0" meta:page-count="8" meta:paragraph-count="145" meta:word-count="978" meta:character-count="10459" meta:non-whitespace-character-count="907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